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4ab9" officeooo:paragraph-rsid="001a4ab9"/>
    </style:style>
    <style:style style:name="P2" style:family="paragraph" style:parent-style-name="Standard">
      <style:paragraph-properties fo:text-align="end" style:justify-single-word="false"/>
      <style:text-properties officeooo:rsid="001a4ab9" officeooo:paragraph-rsid="001a4ab9"/>
    </style:style>
    <style:style style:name="P3" style:family="paragraph" style:parent-style-name="Standard">
      <style:text-properties fo:font-weight="bold" officeooo:rsid="001a4ab9" officeooo:paragraph-rsid="001a4ab9" style:font-weight-asian="bold" style:font-weight-complex="bold"/>
    </style:style>
    <style:style style:name="P4" style:family="paragraph" style:parent-style-name="Standard">
      <style:text-properties fo:font-weight="bold" officeooo:rsid="001b65c3" officeooo:paragraph-rsid="001b65c3" style:font-weight-asian="bold" style:font-weight-complex="bold"/>
    </style:style>
    <style:style style:name="P5" style:family="paragraph" style:parent-style-name="Standard">
      <style:text-properties fo:font-weight="bold" officeooo:rsid="001d0ef3" officeooo:paragraph-rsid="001d0ef3" style:font-weight-asian="bold" style:font-weight-complex="bold"/>
    </style:style>
    <style:style style:name="P6" style:family="paragraph" style:parent-style-name="Standard">
      <style:text-properties fo:font-weight="bold" officeooo:rsid="001f82c5" officeooo:paragraph-rsid="001f82c5" style:font-weight-asian="bold" style:font-weight-complex="bold"/>
    </style:style>
    <style:style style:name="P7" style:family="paragraph" style:parent-style-name="Standard">
      <style:text-properties fo:font-weight="normal" officeooo:rsid="001a4ab9" officeooo:paragraph-rsid="001a7dda" style:font-weight-asian="normal" style:font-weight-complex="normal"/>
    </style:style>
    <style:style style:name="P8" style:family="paragraph" style:parent-style-name="Standard">
      <style:text-properties fo:font-weight="normal" officeooo:rsid="001b65c3" officeooo:paragraph-rsid="001b65c3" style:font-weight-asian="normal" style:font-weight-complex="normal"/>
    </style:style>
    <style:style style:name="P9" style:family="paragraph" style:parent-style-name="Standard">
      <style:text-properties fo:font-weight="normal" officeooo:rsid="00234b21" officeooo:paragraph-rsid="00234b21" style:font-weight-asian="normal" style:font-weight-complex="normal"/>
    </style:style>
    <style:style style:name="P10" style:family="paragraph" style:parent-style-name="Standard">
      <style:text-properties fo:font-weight="normal" officeooo:rsid="00237367" officeooo:paragraph-rsid="00237367" style:font-weight-asian="normal" style:font-weight-complex="normal"/>
    </style:style>
    <style:style style:name="P11" style:family="paragraph" style:parent-style-name="Heading">
      <style:paragraph-properties fo:break-before="page"/>
    </style:style>
    <style:style style:name="P12" style:family="paragraph" style:parent-style-name="Footnote">
      <style:text-properties officeooo:rsid="001a7dda" officeooo:paragraph-rsid="001a7dda"/>
    </style:style>
    <style:style style:name="T1" style:family="text">
      <style:text-properties officeooo:rsid="001a4ab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4ab9" style:font-weight-asian="normal" style:font-weight-complex="normal"/>
    </style:style>
    <style:style style:name="T4" style:family="text">
      <style:text-properties fo:font-weight="normal" officeooo:rsid="002220db" style:font-weight-asian="normal" style:font-weight-complex="normal"/>
    </style:style>
    <style:style style:name="T5" style:family="text">
      <style:text-properties fo:font-weight="normal" officeooo:rsid="00234b21" style:font-weight-asian="normal" style:font-weight-complex="normal"/>
    </style:style>
    <style:style style:name="T6" style:family="text">
      <style:text-properties officeooo:rsid="001a7dda"/>
    </style:style>
    <style:style style:name="T7" style:family="text">
      <style:text-properties fo:font-style="italic" officeooo:rsid="0023d7b1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3d7b1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220db" style:font-style-asian="normal" style:font-weight-asian="normal" style:font-style-complex="normal" style:font-weight-complex="normal"/>
    </style:style>
    <style:style style:name="T13" style:family="text">
      <style:text-properties officeooo:rsid="001d0ef3"/>
    </style:style>
    <style:style style:name="T14" style:family="text">
      <style:text-properties officeooo:rsid="002122c4"/>
    </style:style>
    <style:style style:name="T15" style:family="text">
      <style:text-properties officeooo:rsid="002220db"/>
    </style:style>
    <style:style style:name="T16" style:family="text">
      <style:text-properties officeooo:rsid="0023d7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nathan Pfefferle </text:p>
      <text:p text:style-name="P2">CSCD 349</text:p>
      <text:p text:style-name="P2">2/21/2018</text:p>
      <text:p text:style-name="P1"/>
      <text:p text:style-name="Title">Project Proposals</text:p>
      <text:p text:style-name="P1"/>
      <text:p text:style-name="Heading"><text:span text:style-name="T1">Future </text:span>Air <text:span text:style-name="T1">Combat</text:span></text:p>
      <text:p text:style-name="P3">Problem Domain:</text:p>
      <text:p text:style-name="P7">According to Dr. John Stillion<text:note text:id="ftn0" text:note-class="footnote"><text:note-citation>1</text:note-citation><text:note-body><text:p text:style-name="P12">http://csbaonline.org/research/publications/trends-in-air-to-air-combat-implications-for-future-air-superiority</text:p></text:note-body></text:note>, air combat in the near future is likely to be a BVR (beyond visual range) <text:span text:style-name="T6">slug-fest with two or more low-observable missile trucks exchanging volleys of long-range missiles after spotting targets through the use of semi-expendable reconnaissance drones. </text:span></text:p>
      <text:p text:style-name="P7"/>
      <text:p text:style-name="P7"><text:span text:style-name="T6">This begs the question, how “missile-trucky” is too much? Would an aircraft the size of an F-22 be ideal? Something the size of a B-1? Or even a monster like Lockheed’s CL-1201 concept. The purpose of this project is to simulate air combat as an abstracted game to find the best vehicle configuration to capture air dominance.</text:span></text:p>
      <text:p text:style-name="P7"/>
      <text:p text:style-name="P3">Modeling<text:span text:style-name="T2">:</text:span></text:p>
      <text:p text:style-name="P4"><text:span text:style-name="T2">Aircraft and missiles would be modeled using a modified and somewhat simplified version of the system used for </text:span><text:span text:style-name="T8">Harpoon</text:span><text:span text:style-name="T11">, a naval-combat tabletop game that originated as a combined-armed naval combat training tool. Damage would be modeled as a simple hit-points system, using data checked against </text:span><text:span text:style-name="T8">Harpoon</text:span><text:span text:style-name="T11"> and </text:span><text:span text:style-name="T8">Command: Modern Air-Naval Operations</text:span><text:span text:style-name="T11"> which are roughly equivalent to a subject-matter expert.</text:span></text:p>
      <text:p text:style-name="P4"><text:span text:style-name="T11"/></text:p>
      <text:p text:style-name="P3">Simulation<text:span text:style-name="T2">:</text:span></text:p>
      <text:p text:style-name="P4"><text:span text:style-name="T2">Battles would be run with different force compositions in a grid matrix to make sure every composition fights ever other composition. Battles would be fought until one party was destroyed</text:span><text:span text:style-name="T3">. </text:span><text:span text:style-name="T2">Multiple battles would be run for each combination in the matrix to try and avoid flukes.</text:span></text:p>
      <text:p text:style-name="P4"><text:span text:style-name="T3"/></text:p>
      <text:p text:style-name="P4">Visualization:</text:p>
      <text:p text:style-name="P8">The end result would be a “victory matrix” for each force composition showing how often it defeated each possible opponent. <text:span text:style-name="T13">By the nature of the simulation, a direct visualization (possibly through Gnuplot, or an in-engine display using something like Unity, since I’ve previously implemented something similar in Unity) could easily be provided for the reviewing the actual battle.</text:span></text:p>
      <text:p text:style-name="P8"/>
      <text:p text:style-name="P5">Analysis:</text:p>
      <text:p text:style-name="P5"><text:span text:style-name="T2">Winning most battles most of the time would be considered better. The average of each value from the victory matrix would be a numerical representation of that particular force composition’s average combat effectiveness.</text:span></text:p>
      <text:p text:style-name="P11">Air Freight</text:p>
      <text:p text:style-name="P6">Problem Domain: <text:span text:style-name="T12">During WWII with German U-boats threatening to lock down Atlantic trade, the Howard Hughes and</text:span><text:span text:style-name="T15"> </text:span><text:span text:style-name="T4">Henry J. Kaiser (of liberty ship fame) </text:span><text:span text:style-name="T5">developed the HK-1 (later H-4) flying boat as a “flying cargo ship.” In the real world, the concept was never adopted, <text:s/>but that begs the question: How bad would shipping losses need to be for the Spruce Goose to take off (pun intended.)</text:span></text:p>
      <text:p text:style-name="P6"/>
      <text:p text:style-name="P6">Modeling:</text:p>
      <text:p text:style-name="P9">A HK-1 Hercules, Liberty-ship, and conjectural ground-effect version of the HK-1 would simulated in the abstract in terms of cargo throughput (tons per mile-hour) with only the Liberty ships being subject to submarine losses (a variable that could be scaled to represent a more or less aggressive U-boat force.)</text:p>
      <text:p text:style-name="P9"/>
      <text:p text:style-name="P10">The number of liberty-ships needed will be kept constant, but the number of planes will vary to match cargo throughput. Cost of each will be displayed, <text:span text:style-name="T16">as will the cost of ships to transport the same amount of material </text:span><text:span text:style-name="T7">with</text:span><text:span text:style-name="T10"> losses.</text:span></text:p>
      <text:p text:style-name="P6"/>
      <text:p text:style-name="P6">Simulation:</text:p>
      <text:p text:style-name="P10"><text:span text:style-name="T9">Run cargo missions while under differing U-boat threat.</text:span></text:p>
      <text:p text:style-name="P10"><text:span text:style-name="T9"/></text:p>
      <text:p text:style-name="P6"><text:span text:style-name="T14">Visualization</text:span>:</text:p>
      <text:p text:style-name="P10">Numerical output plotted as graphs.</text:p>
      <text:p text:style-name="P6"/>
      <text:p text:style-name="P6">Analysis:</text:p>
      <text:p text:style-name="P10">Which transport system provides better strategic material delivery (in terms of dollars spent per ton/mile-hour), and where’s the point where airplanes take over from surface shi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7:10:28.819000000</meta:creation-date>
    <dc:date>2018-02-21T18:14:00.758000000</dc:date>
    <meta:editing-duration>PT53M17S</meta:editing-duration>
    <meta:editing-cycles>11</meta:editing-cycles>
    <meta:generator>LibreOffice/5.3.6.1$Windows_X86_64 LibreOffice_project/686f202eff87ef707079aeb7f485847613344eb7</meta:generator>
    <meta:document-statistic meta:table-count="0" meta:image-count="0" meta:object-count="0" meta:page-count="2" meta:paragraph-count="28" meta:word-count="515" meta:character-count="3386" meta:non-whitespace-character-count="2896"/>
  </office:meta>
</office:document-meta>
</file>